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2pt" officeooo:rsid="000801f4" officeooo:paragraph-rsid="000801f4" style:font-size-asian="12pt" style:font-size-complex="12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size-complex="12pt" style:text-emphasize="none"/>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style:font-name="Times New Roman" fo:font-size="12pt" style:font-size-asian="12pt" style:font-size-complex="12pt"/>
    </style:style>
    <style:style style:name="P4" style:family="paragraph" style:parent-style-name="Standard">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 style:family="paragraph" style:parent-style-name="Defaul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01f4" officeooo:paragraph-rsid="000801f4" style:letter-kerning="true" style:font-size-asian="12pt" style:font-style-asian="normal" style:font-weight-asian="normal" style:font-size-complex="12pt" style:text-emphasize="none"/>
    </style:style>
    <style:style style:name="P6" style:family="paragraph" style:parent-style-name="Default">
      <style:text-properties fo:color="#000000" style:text-outline="false" style:text-line-through-style="none" style:text-line-through-type="none" style:font-name="Times New Roman" fo:font-size="12pt" fo:letter-spacing="normal" fo:font-style="normal" fo:text-shadow="none" style:text-underline-style="none" fo:font-weight="normal" officeooo:paragraph-rsid="0008adf5" style:letter-kerning="true" style:font-size-asian="12pt" style:font-style-asian="normal" style:font-weight-asian="normal" style:font-size-complex="12pt" style:text-emphasize="none"/>
    </style:style>
    <style:style style:name="P7" style:family="paragraph" style:parent-style-name="Default">
      <style:text-properties fo:color="#000000" style:text-outline="false" style:text-line-through-style="none" style:text-line-through-type="none" style:font-name="Times New Roman" fo:font-size="12pt" fo:letter-spacing="normal" fo:font-style="normal" fo:text-shadow="none" style:text-underline-style="none" fo:font-weight="bold" officeooo:rsid="000801f4" officeooo:paragraph-rsid="000801f4" style:letter-kerning="true" style:font-size-asian="12pt" style:font-style-asian="normal" style:font-weight-asian="bold" style:font-size-complex="12pt" style:text-emphasize="none"/>
    </style:style>
    <style:style style:name="P8" style:family="paragraph" style:parent-style-name="Default">
      <style:text-properties fo:color="#000000" style:text-outline="false" style:text-line-through-style="none" style:text-line-through-type="none" style:font-name="Times New Roman" fo:font-size="12pt" fo:letter-spacing="normal" fo:font-style="normal" fo:text-shadow="none" style:text-underline-style="none" fo:font-weight="bold" officeooo:rsid="000801f4" officeooo:paragraph-rsid="0008adf5" style:letter-kerning="true" style:font-size-asian="12pt" style:font-style-asian="normal" style:font-weight-asian="bold" style:font-size-complex="12pt" style:text-emphasize="none"/>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01f4" style:letter-kerning="true" style:font-size-asian="12pt" style:font-style-asian="normal" style:font-weight-asian="normal" style:font-size-complex="12pt" style:text-emphasize="none"/>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01f4" officeooo:paragraph-rsid="000801f4" style:letter-kerning="true" style:font-size-asian="12pt" style:font-style-asian="normal" style:font-weight-asian="normal" style:font-size-complex="12pt" style:text-emphasize="none"/>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style:font-name="Times New Roman" fo:font-size="12pt" style:font-size-asian="12pt" style:font-size-complex="12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style:font-name="Times New Roman" fo:font-size="12pt" officeooo:rsid="0008fd51" officeooo:paragraph-rsid="0008fd51" style:font-size-asian="12pt" style:font-size-complex="12pt"/>
    </style:style>
    <style:style style:name="T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letter-spacing="normal" fo:font-style="normal" fo:text-shadow="none" style:text-underline-style="none" fo:font-weight="normal" officeooo:rsid="000801f4" style:letter-kerning="true" style:font-style-asian="normal" style:font-weight-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fo:font-weight="normal" officeooo:rsid="0008adf5" style:letter-kerning="true" style:font-style-asian="normal" style:font-weight-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ng the topic and each of the speakers</text:p>
      <text:p text:style-name="P1"/>
      <text:p text:style-name="P1"/>
      <text:p text:style-name="P1">What is ecology?</text:p>
      <text:p text:style-name="P1">This is the study of relationships between living things and its environment. Ecological studies consist of three key components. These key components are programme planning, field data acquisition and data analysis.</text:p>
      <text:p text:style-name="P1">The ecological method address a wide range of scales and are concerened with the acquisition of the data on individual organisms, single populations and entire ecosystems.</text:p>
      <text:p text:style-name="P1"/>
      <text:p text:style-name="P1">There are a range of different sampling methods. When deciding on which ecological sampling method to use stratified sampling <text:s/>often comes to mind. Now what exactly is stratified sampling?</text:p>
      <text:p text:style-name="P1">This is a simple process of identifying areas with local habitat, which may be different from eachother and need to be sampled seperately. Now stratified sampling is divided into Random sampling and systematic sampling techniques. Random sampling is used when the habitat sample is fairly uniform. Systematic sampling is used to show zonation of species along some environmental gradient. Systematic sampling most commonly include line transects and belt transect techniques.</text:p>
      <text:p text:style-name="P1"/>
      <text:p text:style-name="P5">What are line and belt transects?</text:p>
      <text:p text:style-name="P2"/>
      <text:p text:style-name="P3"><text:span text:style-name="T1">A transect line is laid along an environmental gradient and samples are taken at predetermined intervals. </text:span><text:span text:style-name="T2">Line transects are often used when time is limited and carried out much quicket than belt transects. </text:span><text:span text:style-name="T4">Belt transects</text:span><text:span text:style-name="T1"> are similar to line transects but they allow for a greater area of sampling. With this method, instead of counting along the line, you count the abundance or percent cover within the area of a </text:span><text:span text:style-name="T4">quadrat</text:span><text:span text:style-name="T1">. </text:span><text:span text:style-name="T2">Belt tansects supplies more data than a line transect</text:span></text:p>
      <text:p text:style-name="P3"><text:span text:style-name="T2"/></text:p>
      <text:p text:style-name="P14"><text:span text:style-name="T2">Q</text:span><text:span text:style-name="T1">uadrats</text:span></text:p>
      <text:p text:style-name="P14"><text:span text:style-name="T1">Quadrat sampling is a classic tool for the study of ecology, especially biodiversity. In general, a series of squares (quadrats) of a set size are placed in a habitat of interest and the species within those quadrats are identified and recorded. Passive quadrat sampling (done without removing the organisms found within the quadrat) can be either done by hand, with researchers carefully sorting through each individual quadrat or, more efficiently, can be done by taking a photograph of the quadrat for future analysis.</text:span></text:p>
      <text:p text:style-name="P9"/>
      <text:p text:style-name="P10">Then we have...</text:p>
      <text:p text:style-name="P10"/>
      <text:p text:style-name="P7">Spatial sampling</text:p>
      <text:p text:style-name="P3"><text:span text:style-name="T3">T</text:span><text:span text:style-name="T1">his is to collect </text:span><text:span text:style-name="T4">samples</text:span><text:span text:style-name="T1"> in 1-, 2- or 3-dimensional space. It is typically used to estimate the total or mean for a parameter in an area.</text:span></text:p>
      <text:p text:style-name="P11"/>
      <text:p text:style-name="P8">Pitfall trap arrays</text:p>
      <text:p text:style-name="P6">Pitfall traps consist of some type of container that is sunk into the ground, with the rim level with the surface. Animals that fall into pitfalls are unable to climb out, becoming trapped</text:p>
      <text:p text:style-name="P1"/>
      <text:p text:style-name="P7">Camera traps</text:p>
      <text:p text:style-name="P11">Camera traps are a useful means for researchers to observe the behaviour of animal populations. Remote motion-sensitive photography, or camera trapping, is revolutionising surveys of wild animal populations.</text:p>
      <text:p text:style-name="P11"/>
      <text:p text:style-name="P12">Live trapping or tagging</text:p>
      <text:p text:style-name="P11"><text:soft-page-break/>Common reasons to capture mammals include livetrapping to tag (with radiotransmitters, necklaces, ear tags, or passive integrated transponder [PIT] tags), mark (number, band, hair color, freeze brand, ear tag, or toe clip), or tissue collection.</text:p>
      <text:p text:style-name="P4"/>
      <text:p text:style-name="P7">Plotless techniques</text:p>
      <text:p text:style-name="P3"><text:span text:style-name="T1">The plotless technique we will use is the nearest-neighbor method. Plotless methods do not use a defined area (like a quadrat), nor are they arranged linearly as in transect methods, rather, they use </text:span><text:span text:style-name="T4">distances</text:span><text:span text:style-name="T1"> between a point and an individual, or between two individuals.</text:span></text:p>
      <text:p text:style-name="P3"><text:span text:style-name="T1"/></text:p>
      <text:p text:style-name="P3"><text:span text:style-name="T1"/></text:p>
      <text:p text:style-name="P14"><text:span text:style-name="T1">Bird count </text:span></text:p>
      <text:p text:style-name="P1">Basic bird counts are a good way to estimate <text:a xlink:type="simple" xlink:href="https://en.wikipedia.org/wiki/Population" text:style-name="Internet_20_link" text:visited-style-name="Visited_20_Internet_20_Link">population</text:a> size, detect changes in population size or <text:a xlink:type="simple" xlink:href="https://en.wikipedia.org/wiki/Species" text:style-name="Internet_20_link" text:visited-style-name="Visited_20_Internet_20_Link">species</text:a> diversity, and determine the cause of the changes if <text:a xlink:type="simple" xlink:href="https://en.wikipedia.org/wiki/Environment_(biophysical)" text:style-name="Internet_20_link" text:visited-style-name="Visited_20_Internet_20_Link">environmental</text:a> or <text:a xlink:type="simple" xlink:href="https://en.wikipedia.org/wiki/Habitat" text:style-name="Internet_20_link" text:visited-style-name="Visited_20_Internet_20_Link">habitat</text:a> data is collected as well. Basic bird counts can be completed fairly easily and inexpensively, and they provide general information about the status of a bird pop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0:41:21.355894649</meta:creation-date>
    <dc:date>2018-07-20T12:25:33.404412638</dc:date>
    <meta:editing-duration>PT4M4S</meta:editing-duration>
    <meta:editing-cycles>2</meta:editing-cycles>
    <meta:generator>LibreOffice/6.0.3.2$Linux_X86_64 LibreOffice_project/00m0$Build-2</meta:generator>
    <meta:document-statistic meta:table-count="0" meta:image-count="0" meta:object-count="0" meta:page-count="2" meta:paragraph-count="23" meta:word-count="579" meta:character-count="3673" meta:non-whitespace-character-count="3115"/>
  </office:meta>
</office:document-meta>
</file>